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24-07-2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24-07-2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24-04-16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23-10-2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23-07-3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23-04-2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23-04-2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22-11-0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21-11-03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21-04-15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21-04-15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20-11-04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20-07-2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20-06-03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9-10-1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9-07-24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8-10-2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8-07-25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8-04-2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7-10-30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7-07-2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6-10-1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6-07-1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6-04-1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5-10-1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5-07-1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5-05-0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4-10-0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4-07-1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4-04-1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3-10-1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3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3-07-16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3-04-1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2-10-1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2-07-1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2-04-1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1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13</text:p>
          </table:table-cell>
          <table:table-cell office:value-type="string" calcext:value-type="string">
            <text:p>MW-501B, Jay, ME</text:p>
          </table:table-cell>
          <table:table-cell office:value-type="string" calcext:value-type="string">
            <text:p>200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